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style:use-window-font-color="tru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8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8"><text:span text:style-name="T1"/></text:p>
            <text:p text:style-name="P9"><text:span text:style-name="T1"/></text:p>
            <text:p text:style-name="P9"><text:span text:style-name="T5">semplice-linux</text:span></text:p>
            <text:p text:style-name="P9"><text:span text:style-name="T6"/></text:p>
            <text:p text:style-name="P9"><text:span text:style-name="T7"/></text:p>
            <text:p text:style-name="P9"><text:span text:style-name="T7">Basierend auf Debian Sid</text:span></text:p>
            <text:p text:style-name="P9"><text:span text:style-name="T7"/></text:p>
            <text:p text:style-name="P9"><text:span text:style-name="T7">32 und 64Bit Version</text:span></text:p>
            <text:p text:style-name="P9"><text:span text:style-name="T7"/></text:p>
            <text:p text:style-name="P9"><text:span text:style-name="T7">Installierbare Live-ISO</text:span></text:p>
            <text:p text:style-name="P9"><text:span text:style-name="T7"/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eichtgewichtig</text:span><text:span text:style-name="T9">, geringe Anforderungen an die </text:span><text:span text:style-name="T7">Hardware</text:span></text:p>
            <text:p text:style-name="P9"><text:span text:style-name="T7"/></text:p>
            <text:p text:style-name="P9"><text:span text:style-name="T7">Openbox</text:span></text:p>
            <text:p text:style-name="P9"><text:span text:style-name="T7"/></text:p>
            <text:p text:style-name="P9"><text:span text:style-name="T7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7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10">USB Stick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1">8 GB</text:span></text:p>
            <text:p text:style-name="P8"><text:span text:style-name="T11"/></text:p>
            <text:p text:style-name="P8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wahlweise mit 32Bit oder 64Bit</text:span></text:p>
            <text:p text:style-name="P8"><text:span text:style-name="T1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2">semplice-linux</text:span></text:p>
            <text:p text:style-name="P9"><text:span text:style-name="T5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3">ISO</text:span></text:p>
            <text:p text:style-name="P9"><text:span text:style-name="T7"/></text:p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€ </text:span><text:span text:style-name="T15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8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10">Serendipity Handbuch</text:span></text:p>
            <text:p text:style-name="P8"/>
            <text:p text:style-name="P8"><text:span text:style-name="T1"><text:tab/></text:span><text:span text:style-name="T1"><text:tab/></text:span><text:span text:style-name="T1"><text:tab/></text:span><text:span text:style-name="T1"><text:tab/></text:span></text:p>
            <text:p text:style-name="P9"><text:span text:style-name="T7"/></text:p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€ </text:span><text:span text:style-name="T15">0,00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9" draw:text-style-name="P11" draw:layer="layout" svg:width="25.2cm" svg:height="16cm" svg:x="1.4cm" svg:y="3.8cm">
          <draw:text-box>
            <text:p text:style-name="P9"><text:span text:style-name="T1">Viel Spaß und eine interessante Zeit bei der FrOSCon 2012 in St. Augustin wünschen Ihnen:</text:span></text:p>
            <text:p text:style-name="P9"><text:span text:style-name="T1"/></text:p>
            <text:p text:style-name="P10"><text:span text:style-name="T1"/></text:p>
            <text:p text:style-name="P9"><text:span text:style-name="T16">Karlheinz Heidemeyer</text:span><text:span text:style-name="T16"><text:tab/></text:span><text:span text:style-name="T16"><text:tab/></text:span><text:span text:style-name="T16">Magnus Müller</text:span></text:p>
            <text:p text:style-name="P9"><text:span text:style-name="T16"/></text:p>
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Yasmin Schramm</text:span><text:span text:style-name="T16"><text:tab/></text:span><text:span text:style-name="T16"><text:tab/></text:span><text:span text:style-name="T16"><text:tab/></text:span><text:span text:style-name="T16">Eugenio Paolantonio</text:span></text:p>
            <text:p text:style-name="P9"><text:span text:style-name="T16"/></text:p>
            <text:p text:style-name="P9"><text:span text:style-name="T16"><text:s text:c="40"/></text:span><text:span text:style-name="T16">Luca B. <text:s text:c="35"/>Sven Herfs</text:span></text:p>
            <text:p text:style-name="P10"><text:span text:style-name="T16"/></text:p>
            <text:p text:style-name="P9"><text:span text:style-name="T1">Ihr </text:span><text:span text:style-name="T17">sidux </text:span><text:span text:style-name="T18">e.V</text:span><text:span text:style-name="T19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5">Folie </text:span><text:span text:style-name="MT5"><text:page-number>&lt;Nummer&gt;</text:page-number></text:span><text:span text:style-name="MT5"> von </text:span><text:span text:style-name="MT5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5-28T20:27:58</dc:date>
    <meta:editing-duration>PT9H20M50S</meta:editing-duration>
    <meta:editing-cycles>68</meta:editing-cycles>
    <meta:generator>LibreOffice/3.5$Linux_X86_64 LibreOffice_project/350m1$Build-2</meta:generator>
    <meta:document-statistic meta:object-count="52"/>
  </office:meta>
</office:document-meta>
</file>